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Noto Sans', oxygen, ubuntu, cantarell, 'Fira Sans', 'Droid Sans'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normal" style:text-underline-style="none" fo:font-weight="bold" style:font-size-asian="14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3f028" officeooo:paragraph-rsid="0013f028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e0a1c" officeooo:paragraph-rsid="000e0a1c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e0a1c" officeooo:paragraph-rsid="000fddaf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fddaf" officeooo:paragraph-rsid="000fddaf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fddaf" officeooo:paragraph-rsid="00110b9c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3f028" officeooo:paragraph-rsid="0013f028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47ff8" officeooo:paragraph-rsid="0013f028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16488a"/>
    </style:style>
    <style:style style:name="P10" style:family="paragraph" style:parent-style-name="Standard">
      <style:paragraph-properties fo:text-align="start" style:justify-single-word="false"/>
      <style:text-properties officeooo:paragraph-rsid="001898cd"/>
    </style:style>
    <style:style style:name="P11" style:family="paragraph" style:parent-style-name="Standard">
      <style:paragraph-properties fo:text-align="start" style:justify-single-word="false"/>
      <style:text-properties officeooo:paragraph-rsid="001afa63"/>
    </style:style>
    <style:style style:name="P12" style:family="paragraph" style:parent-style-name="Standard">
      <style:paragraph-properties fo:text-align="start" style:justify-single-word="false"/>
      <style:text-properties officeooo:paragraph-rsid="001be7cb"/>
    </style:style>
    <style:style style:name="P13" style:family="paragraph" style:parent-style-name="Standard">
      <style:paragraph-properties fo:text-align="start" style:justify-single-word="false"/>
      <style:text-properties officeooo:paragraph-rsid="001fdbd3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333333" style:font-name="apple-system" fo:font-size="14pt" fo:letter-spacing="normal" fo:font-style="normal" style:text-underline-style="none" fo:font-weight="normal" officeooo:rsid="001898cd" officeooo:paragraph-rsid="000fddaf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333333" style:font-name="apple-system" fo:font-size="10.5pt" fo:letter-spacing="normal" fo:font-style="normal" fo:font-weight="bold" officeooo:paragraph-rsid="001be7cb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333333" style:font-name="apple-system" fo:font-size="10.5pt" fo:letter-spacing="normal" fo:font-style="normal" fo:font-weight="bold" officeooo:paragraph-rsid="001f4d11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333333" style:font-name="apple-system" fo:font-size="10.5pt" fo:letter-spacing="normal" fo:font-style="normal" fo:font-weight="bold" officeooo:paragraph-rsid="001fdbd3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4pt" fo:letter-spacing="normal" fo:font-style="normal" style:text-underline-style="none" fo:font-weight="normal" officeooo:rsid="0019a0b6" officeooo:paragraph-rsid="001898cd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4pt" fo:letter-spacing="normal" fo:font-style="normal" style:text-underline-style="none" fo:font-weight="normal" officeooo:rsid="001be7cb" officeooo:paragraph-rsid="001be7cb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4pt" fo:letter-spacing="normal" fo:font-style="normal" style:text-underline-style="none" fo:font-weight="normal" officeooo:rsid="001be7cb" officeooo:paragraph-rsid="001c6b17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4pt" fo:letter-spacing="normal" fo:font-style="normal" style:text-underline-style="none" fo:font-weight="normal" officeooo:rsid="001f4d11" officeooo:paragraph-rsid="001f4d11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4pt" fo:letter-spacing="normal" fo:font-style="normal" style:text-underline-style="none" fo:font-weight="normal" officeooo:rsid="001f4d11" officeooo:paragraph-rsid="001fdbd3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4pt" fo:letter-spacing="normal" fo:font-style="normal" style:text-underline-style="none" fo:font-weight="normal" officeooo:rsid="001fdbd3" officeooo:paragraph-rsid="001fdbd3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Text_20_body">
      <style:paragraph-properties fo:margin-left="0cm" fo:margin-right="0cm" fo:text-indent="0cm" style:auto-text-indent="false"/>
    </style:style>
    <style:style style:name="P2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47ff8" officeooo:paragraph-rsid="0013f028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officeooo:paragraph-rsid="001898c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4pt" fo:letter-spacing="normal" fo:font-style="normal" style:text-underline-style="none" fo:font-weight="normal" officeooo:rsid="001be7cb" officeooo:paragraph-rsid="001c6b17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4pt" fo:letter-spacing="normal" fo:font-style="normal" style:text-underline-style="none" fo:font-weight="normal" officeooo:rsid="00226ddf" officeooo:paragraph-rsid="00226ddf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ddaf" style:font-weight-asian="bold" style:font-weight-complex="bold"/>
    </style:style>
    <style:style style:name="T3" style:family="text">
      <style:text-properties officeooo:rsid="000fddaf"/>
    </style:style>
    <style:style style:name="T4" style:family="text">
      <style:text-properties fo:font-size="14pt" fo:font-style="normal" style:text-underline-style="none" fo:font-weight="normal" officeooo:rsid="00147ff8" style:font-size-asian="12.25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4pt" fo:font-style="normal" style:text-underline-style="none" fo:font-weight="normal" officeooo:rsid="0016488a" style:font-size-asian="12.25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4pt" fo:font-style="normal" style:text-underline-style="none" fo:font-weight="normal" officeooo:rsid="001898cd" style:font-size-asian="12.25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47ff8" style:font-weight-asian="normal" style:font-weight-complex="normal"/>
    </style:style>
    <style:style style:name="T9" style:family="text">
      <style:text-properties fo:font-variant="normal" fo:text-transform="none" fo:color="#333333" style:font-name="Liberation Serif" fo:font-size="14pt" fo:letter-spacing="normal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333333" style:font-name="Liberation Serif" fo:font-size="14pt" fo:letter-spacing="normal" fo:font-style="normal" style:text-underline-style="none" fo:font-weight="normal" officeooo:rsid="001898cd" style:font-size-asian="12.25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333333" style:font-name="Liberation Serif" fo:font-size="14pt" fo:letter-spacing="normal" fo:font-style="normal" style:text-underline-style="none" fo:font-weight="normal" officeooo:rsid="0019a0b6" style:font-size-asian="12.25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333333" style:font-name="Liberation Serif" fo:font-size="14pt" fo:letter-spacing="normal" fo:font-style="normal" style:text-underline-style="none" fo:font-weight="normal" officeooo:rsid="0019f8e5" style:font-size-asian="12.25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333333" style:font-name="Liberation Serif" fo:font-size="14pt" fo:letter-spacing="normal" fo:font-style="normal" style:text-underline-style="none" fo:font-weight="normal" officeooo:rsid="001afa63" style:font-size-asian="12.25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333333" style:font-name="Liberation Serif" fo:font-size="14pt" fo:letter-spacing="normal" fo:font-style="normal" style:text-underline-style="none" fo:font-weight="normal" officeooo:rsid="001be7cb" style:font-size-asian="12.25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333333" style:font-name="Liberation Serif" fo:font-size="14pt" fo:letter-spacing="normal" fo:font-style="normal" style:text-underline-style="none" fo:font-weight="normal" officeooo:rsid="001fdbd3" style:font-size-asian="12.25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333333" style:font-name="Liberation Serif" fo:font-size="14pt" fo:letter-spacing="normal" fo:font-style="normal" style:text-underline-style="none" fo:font-weight="normal" officeooo:rsid="00222893" style:font-size-asian="12.25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font-name="Liberation Serif" fo:font-size="14pt" fo:font-style="normal" style:text-underline-style="none" fo:font-weight="normal" officeooo:rsid="001898cd" style:font-size-asian="12.25pt" style:font-style-asian="normal" style:font-weight-asian="normal" style:font-size-complex="14pt" style:font-style-complex="normal" style:font-weight-complex="normal"/>
    </style:style>
    <style:style style:name="T18" style:family="text">
      <style:text-properties style:font-name="Liberation Serif" fo:font-size="14pt" style:text-underline-style="none" officeooo:rsid="001be7cb" style:font-size-asian="12.25pt" style:font-style-asian="normal" style:font-weight-asian="normal" style:font-size-complex="14pt" style:font-style-complex="normal" style:font-weight-complex="normal"/>
    </style:style>
    <style:style style:name="T19" style:family="text">
      <style:text-properties style:font-name="Liberation Serif" fo:font-size="14pt" style:text-underline-style="none" fo:font-weight="normal" officeooo:rsid="001be7cb" style:font-size-asian="12.25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font-name="Liberation Serif" fo:font-size="14pt" style:text-underline-style="none" fo:font-weight="normal" officeooo:rsid="001e0093" style:font-size-asian="12.25pt" style:font-style-asian="normal" style:font-weight-asian="normal" style:font-size-complex="14pt" style:font-style-complex="normal" style:font-weight-complex="normal"/>
    </style:style>
    <style:style style:name="T21" style:family="text">
      <style:text-properties style:font-name="Liberation Serif" fo:font-size="14pt" style:text-underline-style="none" fo:font-weight="normal" officeooo:rsid="001f4d11" style:font-size-asian="12.25pt" style:font-style-asian="normal" style:font-weight-asian="normal" style:font-size-complex="14pt" style:font-style-complex="normal" style:font-weight-complex="normal"/>
    </style:style>
    <style:style style:name="T22" style:family="text">
      <style:text-properties style:font-name="Liberation Serif" fo:font-size="14pt" style:text-underline-style="none" fo:font-weight="normal" officeooo:rsid="001fdbd3" style:font-size-asian="12.25pt" style:font-style-asian="normal" style:font-weight-asian="normal" style:font-size-complex="14pt" style:font-style-complex="normal" style:font-weight-complex="normal"/>
    </style:style>
    <style:style style:name="T23" style:family="text">
      <style:text-properties officeooo:rsid="0019f8e5"/>
    </style:style>
    <style:style style:name="fr1" style:family="graphic" style:parent-style-name="Frame">
      <style:graphic-properties fo:margin-left="0cm" fo:margin-right="0cm" fo:margin-top="0cm" fo:margin-bottom="0cm" style:wrap="left" style:number-wrapped-paragraphs="no-limit" style:vertical-pos="below" style:vertical-rel="char" style:horizontal-pos="right" style:horizontal-rel="paragraph" fo:padding="0cm" fo:border="none"/>
    </style:style>
  </office:automatic-styles>
  <office:body>
    <office:text text:use-soft-page-breaks="true">
      <office:forms form:automatic-focus="false" form:apply-design-mode="false">
        <form:form form:name="config" form:apply-filter="true" form:method="post" form:control-implementation="ooo:com.sun.star.form.component.Form" office:target-frame="" xlink:href="http://localhost:8080/configureTools/configur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ling and Configuring Jenkins</text:p>
      <text:p text:style-name="P1"/>
      <text:p text:style-name="P3"><text:span text:style-name="T1">1.</text:span> Installing the JDK of the supported version by Jenkins (sudo apt-get install openjdk-8-jre). Information can be viewed on the official website: <text:a xlink:type="simple" xlink:href="https://www.jenkins.io/" text:style-name="Internet_20_link" text:visited-style-name="Visited_20_Internet_20_Link">https://www.jenkins.io/</text:a>.</text:p>
      <text:p text:style-name="P3"/>
      <text:p text:style-name="P4"><text:span text:style-name="T1">2.</text:span> Installing the Jenkins:</text:p>
      <text:p text:style-name="P4"><text:span text:style-name="T2">a)</text:span><text:span text:style-name="T3"> </text:span>wget -q -O - https://pkg.jenkins.io/debian-stable/jenkins.io.key | sudo apt-key add -</text:p>
      <text:p text:style-name="P5"><text:span text:style-name="T1">b)</text:span> sudo sh -c 'echo deb https://pkg.jenkins.io/debian-stable binary/ &gt; /etc/apt/sources.list.d/jenkins.list'</text:p>
      <text:p text:style-name="P5"><text:span text:style-name="T1">c)</text:span> sudo apt-get update</text:p>
      <text:p text:style-name="P5"><text:span text:style-name="T1">d)</text:span> sudo apt-get install jenkins</text:p>
      <text:p text:style-name="P6">After that, enter in the browser to work with the server: <text:span text:style-name="T1">http://serverIPaddress:8080</text:span></text:p>
      <text:p text:style-name="P5">to work on a local machine: <text:a xlink:type="simple" xlink:href="http://localhost:8080/" text:style-name="Internet_20_link" text:visited-style-name="Visited_20_Internet_20_Link"><text:span text:style-name="T1">http://localhost:8080/</text:span></text:a>. Enter the administrator password from the file /var/lib/jenkins/secrets/initialAdminPassword. Select 'install suggested plugins'. Enter the user's details.</text:p>
      <text:p text:style-name="P5"/>
      <text:p text:style-name="P2">3. <text:span text:style-name="T7">Configuring Jenkins:</text:span></text:p>
      <text:p text:style-name="P7">Go to ‘Manage Jenkins‘ =&gt; ‘Manage plugins’ and install additional plugins:</text:p>
      <text:p text:style-name="P7">- Allure Jenkins Plugin</text:p>
      <text:p text:style-name="P7">- Chrome driver</text:p>
      <text:p text:style-name="P7">- Custom Tools</text:p>
      <text:p text:style-name="P2"><text:span text:style-name="T7">- </text:span><text:span text:style-name="T8">Email Exstension Template</text:span></text:p>
      <text:p text:style-name="P8">- Extreme Notification</text:p>
      <text:p text:style-name="P8">- Git Parameter</text:p>
      <text:p text:style-name="P8">- Global Variable String Parameter</text:p>
      <text:p text:style-name="P8">- Javadoc</text:p>
      <text:p text:style-name="P8">- Maven integration</text:p>
      <text:p text:style-name="P8">- TestNG Results</text:p>
      <text:p text:style-name="P9"><text:span text:style-name="T4">Go to ‘Manage Jenkins’ =&gt; ‘</text:span><text:span text:style-name="T5">Global Tool Configuration’ and add automatic installation for Maven and Allure Commandline.</text:span></text:p>
      <text:p text:style-name="P10"><text:span text:style-name="T4">Go to ‘Manage Jenkins’ =&gt; ‘</text:span><text:span text:style-name="T6">Configure System</text:span><text:span text:style-name="T5">’. </text:span><text:span text:style-name="T17">In ‘</text:span><text:span text:style-name="T10">Jenkins Location’ </text:span><text:span text:style-name="T11">i</text:span><text:span text:style-name="T10">n the System Admin e-mail address field, enter your email address. </text:span><text:span text:style-name="T11">In Global properties select the 'Environment variables' checkbox and enter several variable values:</text:span></text:p>
      <text:p text:style-name="P18">JAVAUSERNAME - the name of your user in the SF organization;</text:p>
      <text:p text:style-name="P10"><text:span text:style-name="T11">JAVAPASSWORD - password in the SF organization</text:span><text:span text:style-name="T12">;</text:span></text:p>
      <text:p text:style-name="P28">AUTH_URL - </text:p>
      <text:p text:style-name="P18">SF_CONSUMER_KEY - consumer key from the connected app;</text:p>
      <text:p text:style-name="P18">SF_URL - url for your org;</text:p>
      <text:p text:style-name="P10"><text:span text:style-name="T11">SFDX - </text:span><text:span text:style-name="T12">the path to the calc executable file on the local machine or server;</text:span></text:p>
      <text:p text:style-name="P11"><text:span text:style-name="T12">SERVER_KEY_PATH - the path to the ssl key that is used to create </text:span><text:span text:style-name="T13">a <text:s/></text:span><text:span text:style-name="T11">connected app </text:span><text:span text:style-name="T13">(by default, it is stored in the root directory of the project in the 'jdoe' folder)</text:span><text:span text:style-name="T11">.</text:span></text:p>
      <text:p text:style-name="P12"><text:span text:style-name="T11">I</text:span><text:span text:style-name="T13">n ‘</text:span><text:span text:style-name="T9">Extended E-mail Notification’ fill in the fields</text:span><text:span text:style-name="T14">:</text:span></text:p>
      <text:p text:style-name="P19">SMTP server – ‘smtp.gmail.com’;</text:p>
      <text:p text:style-name="P15"><text:soft-page-break/><text:span text:style-name="T19">SMTP Port</text:span><text:span text:style-name="T18"> – </text:span><text:span text:style-name="T19">465;</text:span></text:p>
      <text:p text:style-name="P19">SMTP Username – your Email;</text:p>
      <text:p text:style-name="P19">SMTP Password – email password;</text:p>
      <text:p text:style-name="P19">Checkbox ‘Use SSL’ <text:s/>= true;</text:p>
      <text:p text:style-name="P19">Default Content Type – HTML;</text:p>
      <text:p text:style-name="P19">Default Recipients – your Email; </text:p>
      <text:p text:style-name="P19">Reply To List - <text:s/>your Email; </text:p>
      <text:p text:style-name="P19">Default Content - ‘${FILE, path = "target/surefire-reports/emailable-report.html"}’;</text:p>
      <text:p text:style-name="P20">Checkbox ‘Enable Debug Mode’ = true.</text:p>
      <text:p text:style-name="P20"/>
      <text:p text:style-name="P20"/>
      <text:p text:style-name="P16"><text:span text:style-name="T19">After that, you need to create a maven project. In Source Code Management, select git, specify Repository URL, Credentials and Branch Specifier (for example */master), Repository browser ‘</text:span><text:span text:style-name="T20">auto</text:span><text:span text:style-name="T19">’. In Build Triggers, select the 'Build whenever a SNAPSHOT dependency is built' checkbox. </text:span><text:span text:style-name="T20">In Build Environment <text:s/></text:span><text:span text:style-name="T19">select the 'Delete workspace before build starts' checkbox. </text:span></text:p>
      <text:p text:style-name="P16"><text:span text:style-name="T19">In ‘Build’ </text:span><text:span text:style-name="T21">fill in the fields: </text:span></text:p>
      <text:p text:style-name="P21">Root POM – ‘pom.xml’;</text:p>
      <text:p text:style-name="P21">Goals and options - ‘clean test -DtestNG=TestNG.xml’.</text:p>
      <text:p text:style-name="P22">In Post-build Actions, you need to add Allure Report, where Path = allure-results, Generate = For all builds and Reportpath = allure-report. You also need to add Editable Email Notification and enter the values:</text:p>
      <text:p text:style-name="P17"><text:span text:style-name="T21">Project Recipient Lis</text:span><draw:frame draw:style-name="fr1" draw:name="Frame1" text:anchor-type="char" svg:width="0.423cm" draw:z-index="0"><draw:text-box fo:min-height="0.041cm"><text:p text:style-name="P24"/></draw:text-box></draw:frame><text:span text:style-name="T21">t – </text:span><text:span text:style-name="T19">Email;</text:span></text:p>
      <text:p text:style-name="P17"><text:span text:style-name="T19">Attach Build Log – </text:span><text:span text:style-name="T22">Do not attach;</text:span></text:p>
      <text:p text:style-name="P23">Add the "always" trigger and specify who the report will be sent to.</text:p>
      <text:p text:style-name="P23"/>
      <text:p text:style-name="P13"><text:span text:style-name="T15">Jenkins is ready to go. Now, when you click 'Build now', jenkins will take the code from the repository and start running the tests specified in the file </text:span><text:span text:style-name="T16">TestNG</text:span><text:span text:style-name="T15">.xml the project.</text:span></text:p>
      <text:p text:style-name="Standard"><text:line-break/></text:p>
      <text:p text:style-name="P21"/>
      <text:p text:style-name="P20"/>
      <text:p text:style-name="P20"/>
      <text:p text:style-name="P20"/>
      <text:p text:style-name="Standard"><text:line-break/><text:span text:style-name="T13"> </text:span></text:p>
      <text:p text:style-name="P14"/>
      <text:p text:style-name="P4"/>
      <text:p text:style-name="P4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'Noto Sans', oxygen, ubuntu, cantarell, 'Fira Sans', 'Droid Sans'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09:39:44.102410038</meta:creation-date>
    <dc:date>2021-10-25T16:20:27.035710793</dc:date>
    <meta:editing-duration>PT1H26M3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53" meta:word-count="485" meta:character-count="3245" meta:non-whitespace-character-count="2788"/>
  </office:meta>
</office:document-meta>
</file>